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markosmgv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3">13/05/2021</text:date>, <text:time>17:55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las </meta:initial-creator>
    <meta:creation-date>2021-01-28T09:18:32.30</meta:creation-date>
    <dc:date>2021-05-13T17:55:00.92</dc:date>
    <dc:creator>marcos garcia vega</dc:creator>
    <meta:editing-duration>PT55S</meta:editing-duration>
    <meta:editing-cycles>2</meta:editing-cycles>
    <meta:generator>OpenOffice/4.1.5$Win32 OpenOffice.org_project/415m1$Build-9789</meta:generator>
    <meta:document-statistic meta:table-count="3" meta:cell-count="6" meta:object-count="0"/>
  </office:meta>
</office:document-meta>
</file>